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2">
      <style:paragraph-properties fo:margin-top="0in" fo:margin-bottom="0in"/>
    </style:style>
    <style:style style:name="P17" style:family="paragraph" style:parent-style-name="Text_20_body" style:list-style-name="L3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Text_20_body" style:list-style-name="L4">
      <style:paragraph-properties fo:margin-top="0in" fo:margin-bottom="0in"/>
    </style:style>
    <style:style style:name="P26" style:family="paragraph" style:parent-style-name="Text_20_body" style:list-style-name="L5">
      <style:paragraph-properties fo:margin-top="0in" fo:margin-bottom="0in"/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Text_20_body" style:list-style-name="L6">
    </style:style>
    <style:style style:name="P73" style:family="paragraph" style:parent-style-name="Preformatted_20_Text">
    </style:style>
  </office:automatic-styles>
  <office:body>
    <office:text>
      <text:p text:style-name="Title">Using static keyword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2, 2022 (10:01:5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static-classes"/>Static classes<text:bookmark-end text:name="static-classes"/></text:h>
      <text:p text:style-name="First_20_paragraph">One use case for static classes is creating utility classes (or “helper classes”) that contain related and frequently-used methods; making those methods easily callable anywhere in the program. Some examples of static classes in C# are the <text:span text:style-name="NormalTok">Math</text:span> and <text:span text:style-name="NormalTok">Console</text:span> classes.</text:p>
      <text:p text:style-name="Text_20_body">Pay attention to how these classes are used:</text:p>
      <text:list text:style-name="L1">
        <text:list-item>
          <text:p text:style-name="P1">A <text:span text:style-name="NormalTok">Console</text:span> object is never instantiated before use</text:p>
        </text:list-item>
        <text:list-item>
          <text:p text:style-name="P1">The <text:span text:style-name="NormalTok">WriteLine</text:span> method is called referring to the <text:span text:style-name="T1">name of the class</text:span> (not an object identifier)</text:p>
        </text:list-item>
      </text:list>
      <text:p text:style-name="P2">using System;</text:p>
      <text:p text:style-name="P3"/>
      <text:p text:style-name="P4">class Program {</text:p>
      <text:p text:style-name="P5"><text:s text:c="4"/>static void Main() {</text:p>
      <text:p text:style-name="P6"><text:s text:c="8"/>Console.WriteLine("calling a static method");</text:p>
      <text:p text:style-name="P7"><text:s text:c="4"/>}</text:p>
      <text:p text:style-name="P8">}</text:p>
      <text:p text:style-name="First_20_paragraph">Using your IDE, check what happens if you do the following:</text:p>
      <text:p text:style-name="P9">using System;</text:p>
      <text:p text:style-name="P10"/>
      <text:p text:style-name="P11">class Program {</text:p>
      <text:p text:style-name="P12"><text:s text:c="4"/>static void Main() {</text:p>
      <text:p text:style-name="P13"><text:s text:c="8"/>Console test = new Console();</text:p>
      <text:p text:style-name="P14"><text:s text:c="4"/>}</text:p>
      <text:p text:style-name="P15">}</text:p>
      <text:p text:style-name="First_20_paragraph">Indeed, it is <text:span text:style-name="T1">not possible</text:span> to instantiate an object when a class is declared <text:span text:style-name="KeywordTok">static</text:span>. Further, if a class is declared static, all its members (attributes, methods, constructors, etc.) must also be declared <text:span text:style-name="KeywordTok">static</text:span>.</text:p>
      <text:h text:style-name="Heading_20_2" text:outline-level="2"><text:bookmark-start text:name="static-calculator"/>Static Calculator<text:bookmark-end text:name="static-calculator"/></text:h>
      <text:p text:style-name="First_20_paragraph">In your IDE create a new project. Then add a new class file called Calculator.cs</text:p>
      <text:p text:style-name="Text_20_body">In Calculator.cs:</text:p>
      <text:list text:style-name="L2">
        <text:list-item>
          <text:p text:style-name="P16">Declare a <text:span text:style-name="KeywordTok">static</text:span> class and name it <text:span text:style-name="NormalTok">Calculator</text:span>.</text:p>
        </text:list-item>
        <text:list-item>
          <text:p text:style-name="P16">Add 5 <text:span text:style-name="KeywordTok">public</text:span> methods to the <text:span text:style-name="NormalTok">Calculator</text:span> class. Each method takes 2 arguments <text:span text:style-name="NormalTok">x</text:span> and <text:span text:style-name="NormalTok">y</text:span> of type <text:span text:style-name="DataTypeTok">double</text:span>:</text:p>
          <text:list>
            <text:list-item>
              <text:p text:style-name="P16"><text:span text:style-name="NormalTok">Add</text:span> method that returns the result of <text:span text:style-name="NormalTok">x </text:span><text:span text:style-name="OperatorTok">+</text:span><text:span text:style-name="NormalTok"><text:s text:c="1"/>y</text:span>.</text:p>
            </text:list-item>
            <text:list-item>
              <text:p text:style-name="P16"><text:span text:style-name="NormalTok">Subtract</text:span> method that returns the result of <text:span text:style-name="NormalTok">x </text:span><text:span text:style-name="OperatorTok">-</text:span><text:span text:style-name="NormalTok"><text:s text:c="1"/>y</text:span>.</text:p>
            </text:list-item>
            <text:list-item>
              <text:p text:style-name="P16"><text:span text:style-name="NormalTok">Multiply</text:span> method that returns the result of <text:span text:style-name="NormalTok">x </text:span><text:span text:style-name="OperatorTok">*</text:span><text:span text:style-name="NormalTok"><text:s text:c="1"/>y</text:span>.</text:p>
            </text:list-item>
            <text:list-item>
              <text:p text:style-name="P16"><text:span text:style-name="NormalTok">Divide</text:span> method that returns the result of <text:span text:style-name="NormalTok">x </text:span><text:span text:style-name="OperatorTok">/</text:span><text:span text:style-name="NormalTok"><text:s text:c="1"/>y</text:span>.</text:p>
            </text:list-item>
            <text:list-item>
              <text:p text:style-name="P16"><text:span text:style-name="NormalTok">Modulo</text:span> method that returns the result of <text:span text:style-name="NormalTok">x </text:span><text:span text:style-name="OperatorTok">%</text:span><text:span text:style-name="NormalTok"><text:s text:c="1"/>y</text:span>.</text:p>
            </text:list-item>
          </text:list>
        </text:list-item>
      </text:list>
      <text:p text:style-name="First_20_paragraph">After implementing <text:span text:style-name="NormalTok">Calculator</text:span>,</text:p>
      <text:list text:style-name="L3">
        <text:list-item>
          <text:p text:style-name="P17">Open the file that contains the program’s <text:span text:style-name="NormalTok">Main</text:span> method</text:p>
        </text:list-item>
        <text:list-item>
          <text:p text:style-name="P17">Paste the following code inside <text:span text:style-name="NormalTok">Main</text:span> method:</text:p>
          <text:p text:style-name="P18">double x = 10d, y = 2d;</text:p>
          <text:p text:style-name="P19"/>
          <text:p text:style-name="P20">Console.WriteLine($"{x} + {y} = {Calculator.Add(x, y)}");</text:p>
          <text:p text:style-name="P21">Console.WriteLine($"{x} - {y} = {Calculator.Subtract(x, y)}");</text:p>
          <text:p text:style-name="P22">Console.WriteLine($"{x} * {y} = {Calculator.Multiply(x, y)}");</text:p>
          <text:p text:style-name="P23">Console.WriteLine($"{x} / {y} = {Calculator.Divide(x, y)}");</text:p>
          <text:p text:style-name="P24">Console.WriteLine($"{x} % {y} = {Calculator.Modulo(x, y)}");</text:p>
          <text:p text:style-name="P17">Again, notice how</text:p>
          <text:list text:style-name="L4">
            <text:list-item>
              <text:p text:style-name="P25">no instance of <text:span text:style-name="NormalTok">Calculator</text:span> is created before use, and</text:p>
            </text:list-item>
            <text:list-item>
              <text:p text:style-name="P25">each <text:span text:style-name="NormalTok">Calculator</text:span> method is called referring to the <text:span text:style-name="T1">name of the class</text:span>.</text:p>
            </text:list-item>
          </text:list>
        </text:list-item>
        <text:list-item>
          <text:p text:style-name="P17">Execute the program</text:p>
          <text:list text:style-name="L5">
            <text:list-item>
              <text:p text:style-name="P26">If your implementation of <text:span text:style-name="NormalTok">Calculator</text:span> class matches the instructions, you will see meaningful output after executing the program.</text:p>
            </text:list-item>
            <text:list-item>
              <text:p text:style-name="P26">Otherwise review the instructions again and retrace your implementation steps to resolve any issues.</text:p>
            </text:list-item>
          </text:list>
        </text:list-item>
      </text:list>
      <text:h text:style-name="Heading_20_1" text:outline-level="1"><text:bookmark-start text:name="static-members-in-a-non-static-class"/>Static members in a non-static class<text:bookmark-end text:name="static-members-in-a-non-static-class"/></text:h>
      <text:p text:style-name="First_20_paragraph">A non-static class can contain both static and non-static class members.</text:p>
      <text:p text:style-name="Text_20_body">Study the following program implementation but *do not* execute it. After reading through the implementation, answer the questions below.</text:p>
      <text:p text:style-name="Text_20_body">Student.cs</text:p>
      <text:p text:style-name="P27">using System;</text:p>
      <text:p text:style-name="P28"/>
      <text:p text:style-name="P29">class Student {</text:p>
      <text:p text:style-name="P30"/>
      <text:p text:style-name="P31"><text:s text:c="4"/>private int id;</text:p>
      <text:p text:style-name="P32"><text:s text:c="4"/>private string name;</text:p>
      <text:p text:style-name="P33"><text:s text:c="4"/>private static string universityName = "Augusta University";</text:p>
      <text:p text:style-name="P34"><text:s text:c="4"/>private static int studentCount;</text:p>
      <text:p text:style-name="P35"/>
      <text:p text:style-name="P36"><text:s text:c="4"/>public Student(int id, string name){</text:p>
      <text:p text:style-name="P37"><text:s text:c="8"/>this.id = id;</text:p>
      <text:p text:style-name="P38"><text:s text:c="8"/>this.name = name;</text:p>
      <text:p text:style-name="P39"><text:s text:c="8"/>studentCount++;</text:p>
      <text:p text:style-name="P40"><text:s text:c="4"/>}</text:p>
      <text:p text:style-name="P41"/>
      <text:p text:style-name="P42"><text:s text:c="4"/>public static void DisplayStudentCount(){</text:p>
      <text:p text:style-name="P43"><text:s text:c="8"/>// does this work? uncomment to check</text:p>
      <text:p text:style-name="P44"><text:s text:c="8"/>// Console.WriteLine(name);</text:p>
      <text:p text:style-name="P45"/>
      <text:p text:style-name="P46"><text:s text:c="8"/>Console.WriteLine($"Number of students: {studentCount}");</text:p>
      <text:p text:style-name="P47"><text:s text:c="4"/>}</text:p>
      <text:p text:style-name="P48"/>
      <text:p text:style-name="P49"><text:s text:c="4"/>public override string ToString(){</text:p>
      <text:p text:style-name="P50"><text:s text:c="8"/>return $"id: {id}\n"+</text:p>
      <text:p text:style-name="P51"><text:s text:c="15"/>$"name: {name}\n"+</text:p>
      <text:p text:style-name="P52"><text:s text:c="15"/>$"university: {universityName}";</text:p>
      <text:p text:style-name="P53"><text:s text:c="4"/>}</text:p>
      <text:p text:style-name="P54">}</text:p>
      <text:p text:style-name="First_20_paragraph">Program.cs</text:p>
      <text:p text:style-name="P55">using System;</text:p>
      <text:p text:style-name="P56"/>
      <text:p text:style-name="P57">class Program {</text:p>
      <text:p text:style-name="P58"/>
      <text:p text:style-name="P59"><text:s text:c="4"/>static void Main() {</text:p>
      <text:p text:style-name="P60"/>
      <text:p text:style-name="P61"><text:s text:c="8"/>Student alice = new Student(1111, "Alice");</text:p>
      <text:p text:style-name="P62"><text:s text:c="8"/>Console.WriteLine(alice);</text:p>
      <text:p text:style-name="P63"/>
      <text:p text:style-name="P64"><text:s text:c="8"/>Student.DisplayStudentCount(); // first time</text:p>
      <text:p text:style-name="P65"/>
      <text:p text:style-name="P66"><text:s text:c="8"/>Student bob = new Student(1112, "Bob");</text:p>
      <text:p text:style-name="P67"><text:s text:c="8"/>Console.WriteLine(bob);</text:p>
      <text:p text:style-name="P68"/>
      <text:p text:style-name="P69"><text:s text:c="8"/>Student.DisplayStudentCount(); // second time</text:p>
      <text:p text:style-name="P70"><text:s text:c="4"/>}</text:p>
      <text:p text:style-name="P71">}</text:p>
      <text:list text:style-name="L6">
        <text:list-item>
          <text:p text:style-name="P72">How many non-static attributes does the <text:span text:style-name="NormalTok">Student</text:span> class have?</text:p>
        </text:list-item>
        <text:list-item>
          <text:p text:style-name="P72">How many static attributes does the <text:span text:style-name="NormalTok">Student</text:span> class have?</text:p>
        </text:list-item>
        <text:list-item>
          <text:p text:style-name="P72">How many non-static methods does the <text:span text:style-name="NormalTok">Student</text:span> class have?</text:p>
        </text:list-item>
        <text:list-item>
          <text:p text:style-name="P72">How many static methods does the <text:span text:style-name="NormalTok">Student</text:span> class have?</text:p>
        </text:list-item>
        <text:list-item>
          <text:p text:style-name="P72">What is the output of each of the following lines in “Program.cs”:</text:p>
          <text:list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alice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bob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If the <text:span text:style-name="NormalTok">studentCount</text:span> attribute was *not* <text:span text:style-name="KeywordTok">static</text:span>, what would be the output of:</text:p>
          <text:list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When a class contains both static and non-static members, is it possible to refer to non-static members inside a static method? For example, if we try to refer to the <text:span text:style-name="NormalTok">name</text:span> attribute inside <text:span text:style-name="NormalTok">DisplayStudentCount</text:span>, will it work? Why or why not?</text:p>
        </text:list-item>
      </text:list>
      <text:p text:style-name="First_20_paragraph">Check your answers by creating a matching program in your IDE and executing it.</text:p>
      <text:p text:style-name="Text_20_body">To check the last question, in Student.cs, uncomment the following line and verify its behavior matches your answer:</text:p>
      <text:p text:style-name="P73">// Console.WriteLine(name);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Using static keyword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03T03:02:05Z</meta:creation-date>
    <dc:date>2022-03-03T03:02:05Z</dc:date>
    <meta:user-defined meta:name="date" meta:value-type="string">March   2, 2022 (10:01:5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